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18.72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17.453cm"/>
    </style:style>
    <style:style style:name="pr6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72pt"/>
    </style:style>
    <style:style style:name="P5" style:family="paragraph">
      <style:paragraph-properties fo:margin-left="0cm" fo:margin-right="0cm" fo:text-indent="0cm"/>
      <style:text-properties fo:font-size="48pt"/>
    </style:style>
    <style:style style:name="P6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font-size="88pt"/>
    </style:style>
    <style:style style:name="T2" style:family="text">
      <style:text-properties fo:font-size="72pt"/>
    </style:style>
    <style:style style:name="T3" style:family="text">
      <style:text-properties fo:font-size="48pt"/>
    </style:style>
    <style:style style:name="T4" style:family="text">
      <style:text-properties fo:font-size="40pt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8.723cm" svg:x="1.399cm" svg:y="0.962cm" presentation:class="title" presentation:user-transformed="true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ool to help manage 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t's something you better be u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helps when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you've screwed things beyond repa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need to collabo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lavors of v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cp, tar, rsync, diff, cvs, perforce, svn, bitkeeper, tla, darcs, bzr, mercurial,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many flavors, why haven't you tried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r tried making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1cm" svg:height="17.453cm" svg:x="1.399cm" svg:y="0.962cm" presentation:class="title" presentation:user-transformed="true">
          <draw:text-box>
            <text:p text:style-name="P1"><text:span text:style-name="T2">linus d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rails now uses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at's why you shou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why g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e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beats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p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to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hi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ri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n your la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ollow or be follow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getting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6" draw:text-style-name="P5" draw:layer="layout" svg:width="25.191cm" svg:height="11.683cm" svg:x="1.399cm" svg:y="4.803cm" presentation:class="title" presentation:user-transformed="true">
          <draw:text-box>
            <text:p text:style-name="P1"><text:span text:style-name="T3">port install git-core +svn</text:span><text:span text:style-name="T3"><text:line-break/></text:span><text:span text:style-name="T3"><text:line-break/></text:span><text:span text:style-name="T3">[aptget|emerge|rpm -i] git?</text:span><text:span text:style-name="T3"><text:line-break/></text:span><text:span text:style-name="T3"><text:line-break/></text:span><text:span text:style-name="T3">get cygwin [and build from source?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t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init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ave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selective commits are the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6" draw:text-style-name="P2" draw:layer="layout" svg:width="25.191cm" svg:height="3.57cm" svg:x="1.399cm" svg:y="8.85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l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entraliz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ing adh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hub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informational comma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l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8cb862wtf361b32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EAD~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di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bra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wh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new features/fix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stable &amp; uns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e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on a github f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ta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ubmo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like svn:extern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ut commit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oo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run when things ha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6" draw:text-style-name="P4" draw:layer="layout" svg:width="25.191cm" svg:height="16.171cm" svg:x="1.399cm" svg:y="2.561cm" presentation:class="title" presentation:user-transformed="true">
          <draw:text-box>
            <text:p text:style-name="P1"><text:span text:style-name="T4">applypatch-msg</text:span><text:span text:style-name="T4"><text:line-break/></text:span><text:span text:style-name="T4">post-commit</text:span><text:span text:style-name="T4"><text:line-break/></text:span><text:span text:style-name="T4">post-update</text:span><text:span text:style-name="T4"><text:line-break/></text:span><text:span text:style-name="T4">pre-commit</text:span><text:span text:style-name="T4"><text:line-break/></text:span><text:span text:style-name="T4">prepare-commit-msg</text:span><text:span text:style-name="T4"><text:line-break/></text:span><text:span text:style-name="T4">commit-msg</text:span><text:span text:style-name="T4"><text:line-break/></text:span><text:span text:style-name="T4">post-receive</text:span><text:span text:style-name="T4"><text:line-break/></text:span><text:span text:style-name="T4">pre-applypatch</text:span><text:span text:style-name="T4"><text:line-break/></text:span><text:span text:style-name="T4">pre-rebase</text:span><text:span text:style-name="T4"><text:line-break/></text:span><text:span text:style-name="T4">upd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tay 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imilar to svn'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6" draw:text-style-name="P4" draw:layer="layout" svg:width="25.191cm" svg:height="5.843cm" svg:x="1.399cm" svg:y="7.725cm" presentation:class="title" presentation:user-transformed="true">
          <draw:text-box>
            <text:p text:style-name="P1"><text:span text:style-name="T2">post-commit</text:span><text:span text:style-name="T2"><text:line-break/></text:span><text:span text:style-name="T2">post-rece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handy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reb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ommit –am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herry-pi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bis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migrating t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tail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t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6" draw:text-style-name="P6" draw:layer="layout" svg:width="25.191cm" svg:height="3.508cm" svg:x="1.399cm" svg:y="8.892cm" presentation:class="title" presentation:user-transformed="true">
          <draw:text-box>
            <text:p text:style-name="P6"><text:span text:style-name="T5">http://github.com/jqr/git-presentation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20:12:04</dc:date>
    <dc:language>en-US</dc:language>
    <meta:editing-cycles>6</meta:editing-cycles>
    <meta:editing-duration>PT40M56S</meta:editing-duration>
    <meta:user-defined meta:name="Info 1"/>
    <meta:user-defined meta:name="Info 2"/>
    <meta:user-defined meta:name="Info 3"/>
    <meta:user-defined meta:name="Info 4"/>
    <meta:document-statistic meta:object-count="264"/>
  </office:meta>
</office:document-meta>
</file>